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background-color="#FFF200"/>
    </style:style>
    <style:style style:name="P3" style:parent-style-name="Standard" style:family="paragraph">
      <style:text-properties fo:font-weight="bold" style:font-weight-asian="bold" style:font-weight-complex="bold" fo:background-color="#FFF200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1.0131in"/>
    </style:style>
    <style:style style:name="TableColumn7" style:family="table-column">
      <style:table-column-properties style:column-width="0.6666in"/>
    </style:style>
    <style:style style:name="Table5" style:family="table">
      <style:table-properties style:width="1.6798in" fo:margin-left="0in" table:align="left"/>
    </style:style>
    <style:style style:name="TableRow8" style:family="table-row">
      <style:table-row-properties style:min-row-height="0.2in"/>
    </style:style>
    <style:style style:name="TableCell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3" style:family="table-row">
      <style:table-row-properties style:min-row-height="0.2in"/>
    </style:style>
    <style:style style:name="TableCell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8" style:family="table-row">
      <style:table-row-properties style:min-row-height="0.2in"/>
    </style:style>
    <style:style style:name="TableCell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3" style:family="table-row">
      <style:table-row-properties style:min-row-height="0.2in"/>
    </style:style>
    <style:style style:name="TableCell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8" style:family="table-row">
      <style:table-row-properties style:min-row-height="0.2in"/>
    </style:style>
    <style:style style:name="TableCell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3" style:family="table-row">
      <style:table-row-properties style:min-row-height="0.2in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8" style:family="table-row">
      <style:table-row-properties style:min-row-height="0.2in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3" style:family="table-row">
      <style:table-row-properties style:min-row-height="0.2in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8" style:family="table-row">
      <style:table-row-properties style:min-row-height="0.2in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3" style:family="table-row">
      <style:table-row-properties style:min-row-height="0.2in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58" style:parent-style-name="DefaultParagraphFont" style:family="text">
      <style:text-properties fo:background-color="#00FF00"/>
    </style:style>
    <style:style style:name="TableColumn60" style:family="table-column">
      <style:table-column-properties style:column-width="2.7437in"/>
    </style:style>
    <style:style style:name="TableColumn61" style:family="table-column">
      <style:table-column-properties style:column-width="0.6666in"/>
    </style:style>
    <style:style style:name="Table59" style:family="table">
      <style:table-properties style:width="3.4104in" fo:margin-left="0in" table:align="left"/>
    </style:style>
    <style:style style:name="TableRow62" style:family="table-row">
      <style:table-row-properties style:min-row-height="0.2in"/>
    </style:style>
    <style:style style:name="TableCell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7" style:family="table-row">
      <style:table-row-properties style:min-row-height="0.2in"/>
    </style:style>
    <style:style style:name="TableCell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72" style:family="table-row">
      <style:table-row-properties style:min-row-height="0.2in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77" style:family="table-row">
      <style:table-row-properties style:min-row-height="0.2in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82" style:family="table-row">
      <style:table-row-properties style:min-row-height="0.2in"/>
    </style:style>
    <style:style style:name="TableCell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87" style:family="table-row">
      <style:table-row-properties style:min-row-height="0.2in"/>
    </style:style>
    <style:style style:name="TableCell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92" style:family="table-row">
      <style:table-row-properties style:min-row-height="0.2in"/>
    </style:style>
    <style:style style:name="TableCell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97" style:family="table-row">
      <style:table-row-properties style:min-row-height="0.2in"/>
    </style:style>
    <style:style style:name="TableCell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02" style:family="table-row">
      <style:table-row-properties style:min-row-height="0.2in"/>
    </style:style>
    <style:style style:name="TableCell1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07" style:family="table-row">
      <style:table-row-properties style:min-row-height="0.2in"/>
    </style:style>
    <style:style style:name="TableCell1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olumn113" style:family="table-column">
      <style:table-column-properties style:column-width="1.0131in"/>
    </style:style>
    <style:style style:name="TableColumn114" style:family="table-column">
      <style:table-column-properties style:column-width="0.6666in"/>
    </style:style>
    <style:style style:name="Table112" style:family="table">
      <style:table-properties style:width="1.6798in" fo:margin-left="0in" table:align="left"/>
    </style:style>
    <style:style style:name="TableRow115" style:family="table-row">
      <style:table-row-properties style:min-row-height="0.2in"/>
    </style:style>
    <style:style style:name="TableCell1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7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9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20" style:family="table-row">
      <style:table-row-properties style:min-row-height="0.2in"/>
    </style:style>
    <style:style style:name="TableCell1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2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4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25" style:family="table-row">
      <style:table-row-properties style:min-row-height="0.2in"/>
    </style:style>
    <style:style style:name="TableCell1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30" style:family="table-row">
      <style:table-row-properties style:min-row-height="0.2in"/>
    </style:style>
    <style:style style:name="TableCell1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2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35" style:family="table-row">
      <style:table-row-properties style:min-row-height="0.2in"/>
    </style:style>
    <style:style style:name="TableCell1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40" style:family="table-row">
      <style:table-row-properties style:min-row-height="0.2in"/>
    </style:style>
    <style:style style:name="TableCell1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45" style:family="table-row">
      <style:table-row-properties style:min-row-height="0.2in"/>
    </style:style>
    <style:style style:name="TableCell1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9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50" style:family="table-row">
      <style:table-row-properties style:min-row-height="0.2in"/>
    </style:style>
    <style:style style:name="TableCell1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2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55" style:family="table-row">
      <style:table-row-properties style:min-row-height="0.2in"/>
    </style:style>
    <style:style style:name="TableCell1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7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60" style:family="table-row">
      <style:table-row-properties style:min-row-height="0.2in"/>
    </style:style>
    <style:style style:name="TableCell1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2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4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165" style:parent-style-name="DefaultParagraphFont" style:family="text">
      <style:text-properties fo:background-color="#00FF00"/>
    </style:style>
    <style:style style:name="TableColumn167" style:family="table-column">
      <style:table-column-properties style:column-width="2.7437in"/>
    </style:style>
    <style:style style:name="TableColumn168" style:family="table-column">
      <style:table-column-properties style:column-width="0.6666in"/>
    </style:style>
    <style:style style:name="Table166" style:family="table">
      <style:table-properties style:width="3.4104in" fo:margin-left="0in" table:align="left"/>
    </style:style>
    <style:style style:name="TableRow169" style:family="table-row">
      <style:table-row-properties style:min-row-height="0.2in"/>
    </style:style>
    <style:style style:name="TableCell1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74" style:family="table-row">
      <style:table-row-properties style:min-row-height="0.2in"/>
    </style:style>
    <style:style style:name="TableCell1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79" style:family="table-row">
      <style:table-row-properties style:min-row-height="0.2in"/>
    </style:style>
    <style:style style:name="TableCell1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84" style:family="table-row">
      <style:table-row-properties style:min-row-height="0.2in"/>
    </style:style>
    <style:style style:name="TableCell1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89" style:family="table-row">
      <style:table-row-properties style:min-row-height="0.2in"/>
    </style:style>
    <style:style style:name="TableCell1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94" style:family="table-row">
      <style:table-row-properties style:min-row-height="0.2in"/>
    </style:style>
    <style:style style:name="TableCell1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99" style:family="table-row">
      <style:table-row-properties style:min-row-height="0.2in"/>
    </style:style>
    <style:style style:name="TableCell2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04" style:family="table-row">
      <style:table-row-properties style:min-row-height="0.2in"/>
    </style:style>
    <style:style style:name="TableCell2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09" style:family="table-row">
      <style:table-row-properties style:min-row-height="0.2in"/>
    </style:style>
    <style:style style:name="TableCell2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14" style:family="table-row">
      <style:table-row-properties style:min-row-height="0.2in"/>
    </style:style>
    <style:style style:name="TableCell2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olumn220" style:family="table-column">
      <style:table-column-properties style:column-width="1.0131in"/>
    </style:style>
    <style:style style:name="TableColumn221" style:family="table-column">
      <style:table-column-properties style:column-width="0.6722in"/>
    </style:style>
    <style:style style:name="Table219" style:family="table">
      <style:table-properties style:width="1.6798in" fo:margin-left="0in" table:align="left"/>
    </style:style>
    <style:style style:name="TableRow222" style:family="table-row">
      <style:table-row-properties style:min-row-height="0.2in"/>
    </style:style>
    <style:style style:name="TableCell223" style:family="table-cell">
      <style:table-cell-properties fo:border-top="none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25" style:family="table-cell">
      <style:table-cell-properties fo:border-top="none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226" style:parent-style-name="Normal" style:family="paragraph">
      <style:paragraph-properties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27" style:family="table-row">
      <style:table-row-properties style:min-row-height="0.2in"/>
    </style:style>
    <style:style style:name="TableCell2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32" style:family="table-row">
      <style:table-row-properties style:min-row-height="0.2in"/>
    </style:style>
    <style:style style:name="TableCell2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37" style:family="table-row">
      <style:table-row-properties style:min-row-height="0.2in"/>
    </style:style>
    <style:style style:name="TableCell2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42" style:family="table-row">
      <style:table-row-properties style:min-row-height="0.2in"/>
    </style:style>
    <style:style style:name="TableCell2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47" style:family="table-row">
      <style:table-row-properties style:min-row-height="0.2in"/>
    </style:style>
    <style:style style:name="TableCell2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52" style:family="table-row">
      <style:table-row-properties style:min-row-height="0.2in"/>
    </style:style>
    <style:style style:name="TableCell2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57" style:family="table-row">
      <style:table-row-properties style:min-row-height="0.2in"/>
    </style:style>
    <style:style style:name="TableCell2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62" style:family="table-row">
      <style:table-row-properties style:min-row-height="0.2in"/>
    </style:style>
    <style:style style:name="TableCell2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67" style:family="table-row">
      <style:table-row-properties style:min-row-height="0.2in"/>
    </style:style>
    <style:style style:name="TableCell2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72" style:family="table-row">
      <style:table-row-properties style:min-row-height="0.2in"/>
    </style:style>
    <style:style style:name="TableCell2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2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277" style:parent-style-name="DefaultParagraphFont" style:family="text">
      <style:text-properties fo:background-color="#00FF00"/>
    </style:style>
    <style:style style:name="TableColumn279" style:family="table-column">
      <style:table-column-properties style:column-width="2.7437in"/>
    </style:style>
    <style:style style:name="Table278" style:family="table">
      <style:table-properties style:width="2.7437in" fo:margin-left="0in" table:align="left"/>
    </style:style>
    <style:style style:name="TableRow280" style:family="table-row">
      <style:table-row-properties style:min-row-height="0.2in"/>
    </style:style>
    <style:style style:name="TableCell2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2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83" style:family="table-row">
      <style:table-row-properties style:min-row-height="0.2in"/>
    </style:style>
    <style:style style:name="TableCell2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86" style:family="table-row">
      <style:table-row-properties style:min-row-height="0.2in"/>
    </style:style>
    <style:style style:name="TableCell2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8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89" style:family="table-row">
      <style:table-row-properties style:min-row-height="0.2in"/>
    </style:style>
    <style:style style:name="TableCell2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92" style:family="table-row">
      <style:table-row-properties style:min-row-height="0.2in"/>
    </style:style>
    <style:style style:name="TableCell2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95" style:family="table-row">
      <style:table-row-properties style:min-row-height="0.2in"/>
    </style:style>
    <style:style style:name="TableCell2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298" style:family="table-row">
      <style:table-row-properties style:min-row-height="0.2in"/>
    </style:style>
    <style:style style:name="TableCell2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01" style:family="table-row">
      <style:table-row-properties style:min-row-height="0.2in"/>
    </style:style>
    <style:style style:name="TableCell3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04" style:family="table-row">
      <style:table-row-properties style:min-row-height="0.2in"/>
    </style:style>
    <style:style style:name="TableCell3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07" style:family="table-row">
      <style:table-row-properties style:min-row-height="0.2in"/>
    </style:style>
    <style:style style:name="TableCell3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olumn311" style:family="table-column">
      <style:table-column-properties style:column-width="1.0131in"/>
    </style:style>
    <style:style style:name="TableColumn312" style:family="table-column">
      <style:table-column-properties style:column-width="0.6666in"/>
    </style:style>
    <style:style style:name="Table310" style:family="table">
      <style:table-properties style:width="1.6798in" fo:margin-left="0in" table:align="left"/>
    </style:style>
    <style:style style:name="TableRow313" style:family="table-row">
      <style:table-row-properties style:min-row-height="0.2in"/>
    </style:style>
    <style:style style:name="TableCell3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18" style:family="table-row">
      <style:table-row-properties style:min-row-height="0.2in"/>
    </style:style>
    <style:style style:name="TableCell3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23" style:family="table-row">
      <style:table-row-properties style:min-row-height="0.2in"/>
    </style:style>
    <style:style style:name="TableCell3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28" style:family="table-row">
      <style:table-row-properties style:min-row-height="0.2in"/>
    </style:style>
    <style:style style:name="TableCell3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33" style:family="table-row">
      <style:table-row-properties style:min-row-height="0.2in"/>
    </style:style>
    <style:style style:name="TableCell3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38" style:family="table-row">
      <style:table-row-properties style:min-row-height="0.2in"/>
    </style:style>
    <style:style style:name="TableCell3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43" style:family="table-row">
      <style:table-row-properties style:min-row-height="0.2in"/>
    </style:style>
    <style:style style:name="TableCell3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48" style:family="table-row">
      <style:table-row-properties style:min-row-height="0.2in"/>
    </style:style>
    <style:style style:name="TableCell3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53" style:family="table-row">
      <style:table-row-properties style:min-row-height="0.2in"/>
    </style:style>
    <style:style style:name="TableCell3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58" style:family="table-row">
      <style:table-row-properties style:min-row-height="0.2in"/>
    </style:style>
    <style:style style:name="TableCell3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3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363" style:parent-style-name="DefaultParagraphFont" style:family="text">
      <style:text-properties fo:background-color="#00FF00"/>
    </style:style>
    <style:style style:name="TableColumn365" style:family="table-column">
      <style:table-column-properties style:column-width="2.7437in"/>
    </style:style>
    <style:style style:name="Table364" style:family="table">
      <style:table-properties style:width="2.7437in" fo:margin-left="0in" table:align="left"/>
    </style:style>
    <style:style style:name="TableRow366" style:family="table-row">
      <style:table-row-properties style:min-row-height="0.2in"/>
    </style:style>
    <style:style style:name="TableCell3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69" style:family="table-row">
      <style:table-row-properties style:min-row-height="0.2in"/>
    </style:style>
    <style:style style:name="TableCell3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72" style:family="table-row">
      <style:table-row-properties style:min-row-height="0.2in"/>
    </style:style>
    <style:style style:name="TableCell3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75" style:family="table-row">
      <style:table-row-properties style:min-row-height="0.2in"/>
    </style:style>
    <style:style style:name="TableCell3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7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78" style:family="table-row">
      <style:table-row-properties style:min-row-height="0.2in"/>
    </style:style>
    <style:style style:name="TableCell3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81" style:family="table-row">
      <style:table-row-properties style:min-row-height="0.2in"/>
    </style:style>
    <style:style style:name="TableCell3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3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84" style:family="table-row">
      <style:table-row-properties style:min-row-height="0.2in"/>
    </style:style>
    <style:style style:name="TableCell3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87" style:family="table-row">
      <style:table-row-properties style:min-row-height="0.2in"/>
    </style:style>
    <style:style style:name="TableCell3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90" style:family="table-row">
      <style:table-row-properties style:min-row-height="0.2in"/>
    </style:style>
    <style:style style:name="TableCell3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2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93" style:family="table-row">
      <style:table-row-properties style:min-row-height="0.2in"/>
    </style:style>
    <style:style style:name="TableCell3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396" style:family="table-row">
      <style:table-row-properties style:min-row-height="0.2in"/>
    </style:style>
    <style:style style:name="TableCell3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8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olumn400" style:family="table-column">
      <style:table-column-properties style:column-width="2.6854in"/>
    </style:style>
    <style:style style:name="TableColumn401" style:family="table-column">
      <style:table-column-properties style:column-width="0.6666in"/>
    </style:style>
    <style:style style:name="Table399" style:family="table">
      <style:table-properties style:width="1.6798in" fo:margin-left="0in" table:align="left"/>
    </style:style>
    <style:style style:name="TableRow402" style:family="table-row">
      <style:table-row-properties style:min-row-height="0.2in"/>
    </style:style>
    <style:style style:name="TableCell4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07" style:family="table-row">
      <style:table-row-properties style:min-row-height="0.2in"/>
    </style:style>
    <style:style style:name="TableCell4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12" style:family="table-row">
      <style:table-row-properties style:min-row-height="0.2in"/>
    </style:style>
    <style:style style:name="TableCell4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17" style:family="table-row">
      <style:table-row-properties style:min-row-height="0.2in"/>
    </style:style>
    <style:style style:name="TableCell4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22" style:family="table-row">
      <style:table-row-properties style:min-row-height="0.2in"/>
    </style:style>
    <style:style style:name="TableCell4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27" style:family="table-row">
      <style:table-row-properties style:min-row-height="0.2in"/>
    </style:style>
    <style:style style:name="TableCell4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32" style:family="table-row">
      <style:table-row-properties style:min-row-height="0.2in"/>
    </style:style>
    <style:style style:name="TableCell4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37" style:family="table-row">
      <style:table-row-properties style:min-row-height="0.2in"/>
    </style:style>
    <style:style style:name="TableCell4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42" style:family="table-row">
      <style:table-row-properties style:min-row-height="0.2in"/>
    </style:style>
    <style:style style:name="TableCell4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47" style:family="table-row">
      <style:table-row-properties style:min-row-height="0.2in"/>
    </style:style>
    <style:style style:name="TableCell4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52" style:family="table-row">
      <style:table-row-properties style:min-row-height="0.2in"/>
    </style:style>
    <style:style style:name="TableCell4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55" style:parent-style-name="Normal" style:family="paragraph">
      <style:paragraph-properties style:vertical-align="auto"/>
      <style:text-properties style:font-name="Calibri" style:font-name-asian="Times New Roman" style:font-name-complex="Calibri" fo:color="#0070C0" style:letter-kerning="false" fo:font-size="11pt" style:font-size-asian="11pt" style:font-size-complex="11pt" fo:background-color="#00FF00" style:language-asian="en" style:country-asian="IN" style:language-complex="ar" style:country-complex="SA" fo:hyphenate="true"/>
    </style:style>
    <style:style style:name="P456" style:parent-style-name="Normal" style:family="paragraph">
      <style:paragraph-properties style:vertical-align="auto"/>
      <style:text-properties fo:hyphenate="true"/>
    </style:style>
    <style:style style:name="T457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background-color="#00FF00" style:language-asian="en" style:country-asian="IN" style:language-complex="ar" style:country-complex="SA"/>
    </style:style>
    <style:style style:name="P458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5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olumn461" style:family="table-column">
      <style:table-column-properties style:column-width="1.8687in"/>
    </style:style>
    <style:style style:name="TableColumn462" style:family="table-column">
      <style:table-column-properties style:column-width="0.6666in"/>
    </style:style>
    <style:style style:name="Table460" style:family="table">
      <style:table-properties style:width="2.5354in" fo:margin-left="0in" table:align="left"/>
    </style:style>
    <style:style style:name="TableRow463" style:family="table-row">
      <style:table-row-properties style:min-row-height="0.2in"/>
    </style:style>
    <style:style style:name="TableCell4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68" style:family="table-row">
      <style:table-row-properties style:min-row-height="0.2in"/>
    </style:style>
    <style:style style:name="TableCell4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73" style:family="table-row">
      <style:table-row-properties style:min-row-height="0.2in"/>
    </style:style>
    <style:style style:name="TableCell4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78" style:family="table-row">
      <style:table-row-properties style:min-row-height="0.2in"/>
    </style:style>
    <style:style style:name="TableCell4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83" style:family="table-row">
      <style:table-row-properties style:min-row-height="0.2in"/>
    </style:style>
    <style:style style:name="TableCell4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88" style:family="table-row">
      <style:table-row-properties style:min-row-height="0.2in"/>
    </style:style>
    <style:style style:name="TableCell4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93" style:family="table-row">
      <style:table-row-properties style:min-row-height="0.2in"/>
    </style:style>
    <style:style style:name="TableCell4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4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498" style:family="table-row">
      <style:table-row-properties style:min-row-height="0.2in"/>
    </style:style>
    <style:style style:name="TableCell4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03" style:family="table-row">
      <style:table-row-properties style:min-row-height="0.2in"/>
    </style:style>
    <style:style style:name="TableCell5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7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08" style:family="table-row">
      <style:table-row-properties style:min-row-height="0.2in"/>
    </style:style>
    <style:style style:name="TableCell5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2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13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5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olumn517" style:family="table-column">
      <style:table-column-properties style:column-width="1.2729in"/>
    </style:style>
    <style:style style:name="TableColumn518" style:family="table-column">
      <style:table-column-properties style:column-width="0.6666in"/>
    </style:style>
    <style:style style:name="Table516" style:family="table">
      <style:table-properties style:width="1.9395in" fo:margin-left="0in" table:align="left"/>
    </style:style>
    <style:style style:name="TableRow519" style:family="table-row">
      <style:table-row-properties style:min-row-height="0.2in"/>
    </style:style>
    <style:style style:name="TableCell5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24" style:family="table-row">
      <style:table-row-properties style:min-row-height="0.2in"/>
    </style:style>
    <style:style style:name="TableCell5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29" style:family="table-row">
      <style:table-row-properties style:min-row-height="0.2in"/>
    </style:style>
    <style:style style:name="TableCell5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34" style:family="table-row">
      <style:table-row-properties style:min-row-height="0.2in"/>
    </style:style>
    <style:style style:name="TableCell5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39" style:family="table-row">
      <style:table-row-properties style:min-row-height="0.2in"/>
    </style:style>
    <style:style style:name="TableCell5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44" style:family="table-row">
      <style:table-row-properties style:min-row-height="0.2in"/>
    </style:style>
    <style:style style:name="TableCell5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49" style:family="table-row">
      <style:table-row-properties style:min-row-height="0.2in"/>
    </style:style>
    <style:style style:name="TableCell5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54" style:family="table-row">
      <style:table-row-properties style:min-row-height="0.2in"/>
    </style:style>
    <style:style style:name="TableCell5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59" style:family="table-row">
      <style:table-row-properties style:min-row-height="0.2in"/>
    </style:style>
    <style:style style:name="TableCell5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64" style:family="table-row">
      <style:table-row-properties style:min-row-height="0.2in"/>
    </style:style>
    <style:style style:name="TableCell5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69" style:family="table-row">
      <style:table-row-properties style:min-row-height="0.2in"/>
    </style:style>
    <style:style style:name="TableCell5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72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4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575" style:parent-style-name="DefaultParagraphFont" style:family="text">
      <style:text-properties fo:color="#0070C0" fo:background-color="#00FF00"/>
    </style:style>
    <style:style style:name="TableColumn577" style:family="table-column">
      <style:table-column-properties style:column-width="1.8687in"/>
    </style:style>
    <style:style style:name="TableColumn578" style:family="table-column">
      <style:table-column-properties style:column-width="0.6666in"/>
    </style:style>
    <style:style style:name="Table576" style:family="table">
      <style:table-properties style:width="2.5354in" fo:margin-left="0in" table:align="left"/>
    </style:style>
    <style:style style:name="TableRow579" style:family="table-row">
      <style:table-row-properties style:min-row-height="0.2in"/>
    </style:style>
    <style:style style:name="TableCell5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84" style:family="table-row">
      <style:table-row-properties style:min-row-height="0.2in"/>
    </style:style>
    <style:style style:name="TableCell5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89" style:family="table-row">
      <style:table-row-properties style:min-row-height="0.2in"/>
    </style:style>
    <style:style style:name="TableCell5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94" style:family="table-row">
      <style:table-row-properties style:min-row-height="0.2in"/>
    </style:style>
    <style:style style:name="TableCell5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5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599" style:family="table-row">
      <style:table-row-properties style:min-row-height="0.2in"/>
    </style:style>
    <style:style style:name="TableCell6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04" style:family="table-row">
      <style:table-row-properties style:min-row-height="0.2in"/>
    </style:style>
    <style:style style:name="TableCell6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09" style:family="table-row">
      <style:table-row-properties style:min-row-height="0.2in"/>
    </style:style>
    <style:style style:name="TableCell6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14" style:family="table-row">
      <style:table-row-properties style:min-row-height="0.2in"/>
    </style:style>
    <style:style style:name="TableCell6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19" style:family="table-row">
      <style:table-row-properties style:min-row-height="0.2in"/>
    </style:style>
    <style:style style:name="TableCell6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24" style:family="table-row">
      <style:table-row-properties style:min-row-height="0.2in"/>
    </style:style>
    <style:style style:name="TableCell6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olumn630" style:family="table-column">
      <style:table-column-properties style:column-width="1.4305in"/>
    </style:style>
    <style:style style:name="TableColumn631" style:family="table-column">
      <style:table-column-properties style:column-width="0.6666in"/>
    </style:style>
    <style:style style:name="Table629" style:family="table">
      <style:table-properties style:width="2.0972in" fo:margin-left="0in" table:align="left"/>
    </style:style>
    <style:style style:name="TableRow632" style:family="table-row">
      <style:table-row-properties style:min-row-height="0.2in"/>
    </style:style>
    <style:style style:name="TableCell6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37" style:family="table-row">
      <style:table-row-properties style:min-row-height="0.2in"/>
    </style:style>
    <style:style style:name="TableCell6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42" style:family="table-row">
      <style:table-row-properties style:min-row-height="0.2in"/>
    </style:style>
    <style:style style:name="TableCell6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47" style:family="table-row">
      <style:table-row-properties style:min-row-height="0.2in"/>
    </style:style>
    <style:style style:name="TableCell6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52" style:family="table-row">
      <style:table-row-properties style:min-row-height="0.2in"/>
    </style:style>
    <style:style style:name="TableCell6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57" style:family="table-row">
      <style:table-row-properties style:min-row-height="0.2in"/>
    </style:style>
    <style:style style:name="TableCell6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62" style:family="table-row">
      <style:table-row-properties style:min-row-height="0.2in"/>
    </style:style>
    <style:style style:name="TableCell6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67" style:family="table-row">
      <style:table-row-properties style:min-row-height="0.2in"/>
    </style:style>
    <style:style style:name="TableCell6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72" style:family="table-row">
      <style:table-row-properties style:min-row-height="0.2in"/>
    </style:style>
    <style:style style:name="TableCell6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6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77" style:family="table-row">
      <style:table-row-properties style:min-row-height="0.2in"/>
    </style:style>
    <style:style style:name="TableCell6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1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682" style:parent-style-name="DefaultParagraphFont" style:family="text">
      <style:text-properties fo:background-color="#00FF00"/>
    </style:style>
    <style:style style:name="TableColumn684" style:family="table-column">
      <style:table-column-properties style:column-width="0.6666in"/>
    </style:style>
    <style:style style:name="TableColumn685" style:family="table-column">
      <style:table-column-properties style:column-width="2.7437in"/>
    </style:style>
    <style:style style:name="Table683" style:family="table">
      <style:table-properties style:width="3.4104in" fo:margin-left="0in" table:align="left"/>
    </style:style>
    <style:style style:name="TableRow686" style:family="table-row">
      <style:table-row-properties style:min-row-height="0.2in"/>
    </style:style>
    <style:style style:name="TableCell6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91" style:family="table-row">
      <style:table-row-properties style:min-row-height="0.2in"/>
    </style:style>
    <style:style style:name="TableCell6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696" style:family="table-row">
      <style:table-row-properties style:min-row-height="0.2in"/>
    </style:style>
    <style:style style:name="TableCell6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6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701" style:family="table-row">
      <style:table-row-properties style:min-row-height="0.2in"/>
    </style:style>
    <style:style style:name="TableCell7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7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706" style:family="table-row">
      <style:table-row-properties style:min-row-height="0.2in"/>
    </style:style>
    <style:style style:name="TableCell7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7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711" style:family="table-row">
      <style:table-row-properties style:min-row-height="0.2in"/>
    </style:style>
    <style:style style:name="TableCell7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7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716" style:family="table-row">
      <style:table-row-properties style:min-row-height="0.2in"/>
    </style:style>
    <style:style style:name="TableCell7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7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721" style:family="table-row">
      <style:table-row-properties style:min-row-height="0.2in"/>
    </style:style>
    <style:style style:name="TableCell7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7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726" style:family="table-row">
      <style:table-row-properties style:min-row-height="0.2in"/>
    </style:style>
    <style:style style:name="TableCell7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8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7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0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731" style:family="table-row">
      <style:table-row-properties style:min-row-height="0.2in"/>
    </style:style>
    <style:style style:name="TableCell7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3" style:parent-style-name="Normal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7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736" style:parent-style-name="DefaultParagraphFont" style:family="text">
      <style:text-properties fo:background-color="#00FF00"/>
    </style:style>
    <style:style style:name="T737" style:parent-style-name="DefaultParagraphFont" style:family="text">
      <style:text-properties fo:background-color="#00FF00"/>
    </style:style>
    <style:style style:name="P738" style:parent-style-name="PreformattedText" style:family="paragraph">
      <style:text-properties fo:font-weight="bold" style:font-weight-asian="bold" style:font-weight-complex="bold"/>
    </style:style>
    <style:style style:name="P739" style:parent-style-name="PreformattedText" style:family="paragraph">
      <style:text-properties fo:font-weight="bold" style:font-weight-asian="bold" style:font-weight-complex="bold"/>
    </style:style>
    <style:style style:name="P740" style:parent-style-name="PreformattedText" style:family="paragraph">
      <style:text-properties fo:font-weight="bold" style:font-weight-asian="bold" style:font-weight-complex="bold" fo:background-color="#FFF200"/>
    </style:style>
    <style:style style:name="P741" style:parent-style-name="PreformattedText" style:family="paragraph">
      <style:text-properties fo:font-weight="bold" style:font-weight-asian="bold" style:font-weight-complex="bold"/>
    </style:style>
    <style:style style:name="P742" style:parent-style-name="Standard" style:family="paragraph">
      <style:text-properties fo:font-weight="bold" style:font-weight-asian="bold" style:font-weight-complex="bold" fo:background-color="#FFF200"/>
    </style:style>
  </office:automatic-styles>
  <office:body>
    <office:text text:use-soft-page-breaks="true">
      <text:h text:style-name="P1" text:outline-level="3">Context</text:h>
      <text:p text:style-name="Standard"/>
      <text:p text:style-name="P2">Analyse data and build excel dashboard</text:p>
      <text:p text:style-name="P3"/>
      <text:p text:style-name="P4">Some possible questions and points to<text:s/>explore?</text:p>
      <text:p text:style-name="Standard"/>
      <text:p text:style-name="PreformattedText">Top/bottom 10 states with highest number of Confirmed cases</text:p>
      <text:p text:style-name="PreformattedText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aharashtra</text:p>
          </table:table-cell>
          <table:table-cell table:style-name="TableCell11">
            <text:p text:style-name="P12">1</text:p>
          </table:table-cell>
        </table:table-row>
        <table:table-row table:style-name="TableRow13">
          <table:table-cell table:style-name="TableCell14">
            <text:p text:style-name="P15">Karnataka</text:p>
          </table:table-cell>
          <table:table-cell table:style-name="TableCell16">
            <text:p text:style-name="P17">2</text:p>
          </table:table-cell>
        </table:table-row>
        <table:table-row table:style-name="TableRow18">
          <table:table-cell table:style-name="TableCell19">
            <text:p text:style-name="P20">Kerala</text:p>
          </table:table-cell>
          <table:table-cell table:style-name="TableCell21">
            <text:p text:style-name="P22">3</text:p>
          </table:table-cell>
        </table:table-row>
        <table:table-row table:style-name="TableRow23">
          <table:table-cell table:style-name="TableCell24">
            <text:p text:style-name="P25">Tamil Nadu</text:p>
          </table:table-cell>
          <table:table-cell table:style-name="TableCell26">
            <text:p text:style-name="P27">4</text:p>
          </table:table-cell>
        </table:table-row>
        <table:table-row table:style-name="TableRow28">
          <table:table-cell table:style-name="TableCell29">
            <text:p text:style-name="P30">Andhra Pradesh</text:p>
          </table:table-cell>
          <table:table-cell table:style-name="TableCell31">
            <text:p text:style-name="P32">5</text:p>
          </table:table-cell>
        </table:table-row>
        <table:table-row table:style-name="TableRow33">
          <table:table-cell table:style-name="TableCell34">
            <text:p text:style-name="P35">Uttar Pradesh</text:p>
          </table:table-cell>
          <table:table-cell table:style-name="TableCell36">
            <text:p text:style-name="P37">6</text:p>
          </table:table-cell>
        </table:table-row>
        <table:table-row table:style-name="TableRow38">
          <table:table-cell table:style-name="TableCell39">
            <text:p text:style-name="P40">Delhi</text:p>
          </table:table-cell>
          <table:table-cell table:style-name="TableCell41">
            <text:p text:style-name="P42">7</text:p>
          </table:table-cell>
        </table:table-row>
        <table:table-row table:style-name="TableRow43">
          <table:table-cell table:style-name="TableCell44">
            <text:p text:style-name="P45">West Bengal</text:p>
          </table:table-cell>
          <table:table-cell table:style-name="TableCell46">
            <text:p text:style-name="P47">8</text:p>
          </table:table-cell>
        </table:table-row>
        <table:table-row table:style-name="TableRow48">
          <table:table-cell table:style-name="TableCell49">
            <text:p text:style-name="P50">Chhattisgarh</text:p>
          </table:table-cell>
          <table:table-cell table:style-name="TableCell51">
            <text:p text:style-name="P52">9</text:p>
          </table:table-cell>
        </table:table-row>
        <table:table-row table:style-name="TableRow53">
          <table:table-cell table:style-name="TableCell54">
            <text:p text:style-name="P55">Rajasthan</text:p>
          </table:table-cell>
          <table:table-cell table:style-name="TableCell56">
            <text:p text:style-name="P57">10</text:p>
          </table:table-cell>
        </table:table-row>
      </table:table>
      <text:p text:style-name="PreformattedText"/>
      <text:p text:style-name="PreformattedText"><text:span text:style-name="T58">Bottom 10</text:span></text:p>
      <text:p text:style-name="PreformattedText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Daman &amp; Diu</text:p>
          </table:table-cell>
          <table:table-cell table:style-name="TableCell65">
            <text:p text:style-name="P66">40</text:p>
          </table:table-cell>
        </table:table-row>
        <table:table-row table:style-name="TableRow67">
          <table:table-cell table:style-name="TableCell68">
            <text:p text:style-name="P69">Unassigned</text:p>
          </table:table-cell>
          <table:table-cell table:style-name="TableCell70">
            <text:p text:style-name="P71">39</text:p>
          </table:table-cell>
        </table:table-row>
        <table:table-row table:style-name="TableRow72">
          <table:table-cell table:style-name="TableCell73">
            <text:p text:style-name="P74">Dadra and Nagar Haveli</text:p>
          </table:table-cell>
          <table:table-cell table:style-name="TableCell75">
            <text:p text:style-name="P76">38</text:p>
          </table:table-cell>
        </table:table-row>
        <table:table-row table:style-name="TableRow77">
          <table:table-cell table:style-name="TableCell78">
            <text:p text:style-name="P79">Cases being reassigned to states</text:p>
          </table:table-cell>
          <table:table-cell table:style-name="TableCell80">
            <text:p text:style-name="P81">37</text:p>
          </table:table-cell>
        </table:table-row>
        <table:table-row table:style-name="TableRow82">
          <table:table-cell table:style-name="TableCell83">
            <text:p text:style-name="P84">Lakshadweep</text:p>
          </table:table-cell>
          <table:table-cell table:style-name="TableCell85">
            <text:p text:style-name="P86">36</text:p>
          </table:table-cell>
        </table:table-row>
        <table:table-row table:style-name="TableRow87">
          <table:table-cell table:style-name="TableCell88">
            <text:p text:style-name="P89">Dadra and Nagar Haveli and Daman and Diu</text:p>
          </table:table-cell>
          <table:table-cell table:style-name="TableCell90">
            <text:p text:style-name="P91">35</text:p>
          </table:table-cell>
        </table:table-row>
        <table:table-row table:style-name="TableRow92">
          <table:table-cell table:style-name="TableCell93">
            <text:p text:style-name="P94">Andaman and Nicobar Islands</text:p>
          </table:table-cell>
          <table:table-cell table:style-name="TableCell95">
            <text:p text:style-name="P96">34</text:p>
          </table:table-cell>
        </table:table-row>
        <table:table-row table:style-name="TableRow97">
          <table:table-cell table:style-name="TableCell98">
            <text:p text:style-name="P99">Mizoram</text:p>
          </table:table-cell>
          <table:table-cell table:style-name="TableCell100">
            <text:p text:style-name="P101">33</text:p>
          </table:table-cell>
        </table:table-row>
        <table:table-row table:style-name="TableRow102">
          <table:table-cell table:style-name="TableCell103">
            <text:p text:style-name="P104">Sikkim</text:p>
          </table:table-cell>
          <table:table-cell table:style-name="TableCell105">
            <text:p text:style-name="P106">32</text:p>
          </table:table-cell>
        </table:table-row>
        <table:table-row table:style-name="TableRow107">
          <table:table-cell table:style-name="TableCell108">
            <text:p text:style-name="P109">Ladakh</text:p>
          </table:table-cell>
          <table:table-cell table:style-name="TableCell110">
            <text:p text:style-name="P111">31</text:p>
          </table:table-cell>
        </table:table-row>
      </table:table>
      <text:p text:style-name="PreformattedText"/>
      <text:p text:style-name="PreformattedText"/>
      <text:p text:style-name="PreformattedText">Top/bottom 10 states with highest number of Cured cases</text:p>
      <text:p text:style-name="PreformattedText"/>
      <text:p text:style-name="PreformattedText"/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Maharashtra</text:p>
          </table:table-cell>
          <table:table-cell table:style-name="TableCell118">
            <text:p text:style-name="P119">1</text:p>
          </table:table-cell>
        </table:table-row>
        <table:table-row table:style-name="TableRow120">
          <table:table-cell table:style-name="TableCell121">
            <text:p text:style-name="P122">Karnataka</text:p>
          </table:table-cell>
          <table:table-cell table:style-name="TableCell123">
            <text:p text:style-name="P124">2</text:p>
          </table:table-cell>
        </table:table-row>
        <table:table-row table:style-name="TableRow125">
          <table:table-cell table:style-name="TableCell126">
            <text:p text:style-name="P127">Kerala</text:p>
          </table:table-cell>
          <table:table-cell table:style-name="TableCell128">
            <text:p text:style-name="P129">3</text:p>
          </table:table-cell>
        </table:table-row>
        <table:table-row table:style-name="TableRow130">
          <table:table-cell table:style-name="TableCell131">
            <text:p text:style-name="P132">Tamil Nadu</text:p>
          </table:table-cell>
          <table:table-cell table:style-name="TableCell133">
            <text:p text:style-name="P134">4</text:p>
          </table:table-cell>
        </table:table-row>
        <table:table-row table:style-name="TableRow135">
          <table:table-cell table:style-name="TableCell136">
            <text:p text:style-name="P137">Andhra Pradesh</text:p>
          </table:table-cell>
          <table:table-cell table:style-name="TableCell138">
            <text:p text:style-name="P139">5</text:p>
          </table:table-cell>
        </table:table-row>
        <table:table-row table:style-name="TableRow140">
          <table:table-cell table:style-name="TableCell141">
            <text:p text:style-name="P142">Uttar Pradesh</text:p>
          </table:table-cell>
          <table:table-cell table:style-name="TableCell143">
            <text:p text:style-name="P144">6</text:p>
          </table:table-cell>
        </table:table-row>
        <table:table-row table:style-name="TableRow145">
          <table:table-cell table:style-name="TableCell146">
            <text:p text:style-name="P147">Delhi</text:p>
          </table:table-cell>
          <table:table-cell table:style-name="TableCell148">
            <text:p text:style-name="P149">7</text:p>
          </table:table-cell>
        </table:table-row>
        <table:table-row table:style-name="TableRow150">
          <table:table-cell table:style-name="TableCell151">
            <text:p text:style-name="P152">West Bengal</text:p>
          </table:table-cell>
          <table:table-cell table:style-name="TableCell153">
            <text:p text:style-name="P154">8</text:p>
          </table:table-cell>
        </table:table-row>
        <table:table-row table:style-name="TableRow155">
          <table:table-cell table:style-name="TableCell156">
            <text:p text:style-name="P157">Chhattisgarh</text:p>
          </table:table-cell>
          <table:table-cell table:style-name="TableCell158">
            <text:p text:style-name="P159">9</text:p>
          </table:table-cell>
        </table:table-row>
        <table:table-row table:style-name="TableRow160">
          <table:table-cell table:style-name="TableCell161">
            <text:p text:style-name="P162">Odisha</text:p>
          </table:table-cell>
          <table:table-cell table:style-name="TableCell163">
            <text:p text:style-name="P164">10</text:p>
          </table:table-cell>
        </table:table-row>
      </table:table>
      <text:p text:style-name="PreformattedText"/>
      <text:p text:style-name="PreformattedText"><text:span text:style-name="T165">Bottom 10</text:span></text:p>
      <text:p text:style-name="PreformattedText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soft-page-break/>
            <text:p text:style-name="P171">Daman &amp; Diu</text:p>
          </table:table-cell>
          <table:table-cell table:style-name="TableCell172">
            <text:p text:style-name="P173">38</text:p>
          </table:table-cell>
        </table:table-row>
        <table:table-row table:style-name="TableRow174">
          <table:table-cell table:style-name="TableCell175">
            <text:p text:style-name="P176">Unassigned</text:p>
          </table:table-cell>
          <table:table-cell table:style-name="TableCell177">
            <text:p text:style-name="P178">38</text:p>
          </table:table-cell>
        </table:table-row>
        <table:table-row table:style-name="TableRow179">
          <table:table-cell table:style-name="TableCell180">
            <text:p text:style-name="P181">Dadra and Nagar Haveli</text:p>
          </table:table-cell>
          <table:table-cell table:style-name="TableCell182">
            <text:p text:style-name="P183">37</text:p>
          </table:table-cell>
        </table:table-row>
        <table:table-row table:style-name="TableRow184">
          <table:table-cell table:style-name="TableCell185">
            <text:p text:style-name="P186">Lakshadweep</text:p>
          </table:table-cell>
          <table:table-cell table:style-name="TableCell187">
            <text:p text:style-name="P188">36</text:p>
          </table:table-cell>
        </table:table-row>
        <table:table-row table:style-name="TableRow189">
          <table:table-cell table:style-name="TableCell190">
            <text:p text:style-name="P191">Dadra and Nagar Haveli and Daman and Diu</text:p>
          </table:table-cell>
          <table:table-cell table:style-name="TableCell192">
            <text:p text:style-name="P193">35</text:p>
          </table:table-cell>
        </table:table-row>
        <table:table-row table:style-name="TableRow194">
          <table:table-cell table:style-name="TableCell195">
            <text:p text:style-name="P196">Andaman and Nicobar Islands</text:p>
          </table:table-cell>
          <table:table-cell table:style-name="TableCell197">
            <text:p text:style-name="P198">34</text:p>
          </table:table-cell>
        </table:table-row>
        <table:table-row table:style-name="TableRow199">
          <table:table-cell table:style-name="TableCell200">
            <text:p text:style-name="P201">Mizoram</text:p>
          </table:table-cell>
          <table:table-cell table:style-name="TableCell202">
            <text:p text:style-name="P203">33</text:p>
          </table:table-cell>
        </table:table-row>
        <table:table-row table:style-name="TableRow204">
          <table:table-cell table:style-name="TableCell205">
            <text:p text:style-name="P206">Sikkim</text:p>
          </table:table-cell>
          <table:table-cell table:style-name="TableCell207">
            <text:p text:style-name="P208">32</text:p>
          </table:table-cell>
        </table:table-row>
        <table:table-row table:style-name="TableRow209">
          <table:table-cell table:style-name="TableCell210">
            <text:p text:style-name="P211">Ladakh</text:p>
          </table:table-cell>
          <table:table-cell table:style-name="TableCell212">
            <text:p text:style-name="P213">31</text:p>
          </table:table-cell>
        </table:table-row>
        <table:table-row table:style-name="TableRow214">
          <table:table-cell table:style-name="TableCell215">
            <text:p text:style-name="P216">Nagaland</text:p>
          </table:table-cell>
          <table:table-cell table:style-name="TableCell217">
            <text:p text:style-name="P218">30</text:p>
          </table:table-cell>
        </table:table-row>
      </table:table>
      <text:p text:style-name="PreformattedText"/>
      <text:p text:style-name="PreformattedText">Top/bottom 10 states with highest number of Deaths</text:p>
      <text:p text:style-name="PreformattedText"/>
      <text:p text:style-name="PreformattedText"/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Row Labels</text:p>
          </table:table-cell>
          <table:table-cell table:style-name="TableCell225">
            <text:p text:style-name="P226">Sum of Deaths2</text:p>
          </table:table-cell>
        </table:table-row>
        <table:table-row table:style-name="TableRow227">
          <table:table-cell table:style-name="TableCell228">
            <text:p text:style-name="P229">Maharashtra</text:p>
          </table:table-cell>
          <table:table-cell table:style-name="TableCell230">
            <text:p text:style-name="P231">1</text:p>
          </table:table-cell>
        </table:table-row>
        <table:table-row table:style-name="TableRow232">
          <table:table-cell table:style-name="TableCell233">
            <text:p text:style-name="P234">Karnataka</text:p>
          </table:table-cell>
          <table:table-cell table:style-name="TableCell235">
            <text:p text:style-name="P236">2</text:p>
          </table:table-cell>
        </table:table-row>
        <table:table-row table:style-name="TableRow237">
          <table:table-cell table:style-name="TableCell238">
            <text:p text:style-name="P239">Tamil Nadu</text:p>
          </table:table-cell>
          <table:table-cell table:style-name="TableCell240">
            <text:p text:style-name="P241">3</text:p>
          </table:table-cell>
        </table:table-row>
        <table:table-row table:style-name="TableRow242">
          <table:table-cell table:style-name="TableCell243">
            <text:p text:style-name="P244">Delhi</text:p>
          </table:table-cell>
          <table:table-cell table:style-name="TableCell245">
            <text:p text:style-name="P246">4</text:p>
          </table:table-cell>
        </table:table-row>
        <table:table-row table:style-name="TableRow247">
          <table:table-cell table:style-name="TableCell248">
            <text:p text:style-name="P249">Uttar Pradesh</text:p>
          </table:table-cell>
          <table:table-cell table:style-name="TableCell250">
            <text:p text:style-name="P251">5</text:p>
          </table:table-cell>
        </table:table-row>
        <table:table-row table:style-name="TableRow252">
          <table:table-cell table:style-name="TableCell253">
            <text:p text:style-name="P254">West Bengal</text:p>
          </table:table-cell>
          <table:table-cell table:style-name="TableCell255">
            <text:p text:style-name="P256">6</text:p>
          </table:table-cell>
        </table:table-row>
        <table:table-row table:style-name="TableRow257">
          <table:table-cell table:style-name="TableCell258">
            <text:p text:style-name="P259">Andhra Pradesh</text:p>
          </table:table-cell>
          <table:table-cell table:style-name="TableCell260">
            <text:p text:style-name="P261">7</text:p>
          </table:table-cell>
        </table:table-row>
        <table:table-row table:style-name="TableRow262">
          <table:table-cell table:style-name="TableCell263">
            <text:p text:style-name="P264">Punjab</text:p>
          </table:table-cell>
          <table:table-cell table:style-name="TableCell265">
            <text:p text:style-name="P266">8</text:p>
          </table:table-cell>
        </table:table-row>
        <table:table-row table:style-name="TableRow267">
          <table:table-cell table:style-name="TableCell268">
            <text:p text:style-name="P269">Gujarat</text:p>
          </table:table-cell>
          <table:table-cell table:style-name="TableCell270">
            <text:p text:style-name="P271">9</text:p>
          </table:table-cell>
        </table:table-row>
        <table:table-row table:style-name="TableRow272">
          <table:table-cell table:style-name="TableCell273">
            <text:p text:style-name="P274">Chhattisgarh</text:p>
          </table:table-cell>
          <table:table-cell table:style-name="TableCell275">
            <text:p text:style-name="P276">10</text:p>
          </table:table-cell>
        </table:table-row>
      </table:table>
      <text:p text:style-name="PreformattedText"/>
      <text:p text:style-name="PreformattedText"><text:span text:style-name="T277">Bottom 10:</text:span><text:s/></text:p>
      <text:p text:style-name="PreformattedText"/>
      <table:table table:style-name="Table278">
        <table:table-columns>
          <table:table-column table:style-name="TableColumn279"/>
        </table:table-columns>
        <table:table-row table:style-name="TableRow280">
          <table:table-cell table:style-name="TableCell281">
            <text:p text:style-name="P282">Cases being reassigned to states</text:p>
          </table:table-cell>
        </table:table-row>
        <table:table-row table:style-name="TableRow283">
          <table:table-cell table:style-name="TableCell284">
            <text:p text:style-name="P285">Daman &amp; Diu</text:p>
          </table:table-cell>
        </table:table-row>
        <table:table-row table:style-name="TableRow286">
          <table:table-cell table:style-name="TableCell287">
            <text:p text:style-name="P288">Unassigned</text:p>
          </table:table-cell>
        </table:table-row>
        <table:table-row table:style-name="TableRow289">
          <table:table-cell table:style-name="TableCell290">
            <text:p text:style-name="P291">Dadra and Nagar Haveli</text:p>
          </table:table-cell>
        </table:table-row>
        <table:table-row table:style-name="TableRow292">
          <table:table-cell table:style-name="TableCell293">
            <text:p text:style-name="P294">Dadra and Nagar Haveli and Daman and Diu</text:p>
          </table:table-cell>
        </table:table-row>
        <table:table-row table:style-name="TableRow295">
          <table:table-cell table:style-name="TableCell296">
            <text:p text:style-name="P297">Lakshadweep</text:p>
          </table:table-cell>
        </table:table-row>
        <table:table-row table:style-name="TableRow298">
          <table:table-cell table:style-name="TableCell299">
            <text:p text:style-name="P300">Mizoram</text:p>
          </table:table-cell>
        </table:table-row>
        <table:table-row table:style-name="TableRow301">
          <table:table-cell table:style-name="TableCell302">
            <text:p text:style-name="P303">Arunachal Pradesh</text:p>
          </table:table-cell>
        </table:table-row>
        <table:table-row table:style-name="TableRow304">
          <table:table-cell table:style-name="TableCell305">
            <text:p text:style-name="P306">Andaman and Nicobar Islands</text:p>
          </table:table-cell>
        </table:table-row>
        <table:table-row table:style-name="TableRow307">
          <table:table-cell table:style-name="TableCell308">
            <text:p text:style-name="P309">Ladakh</text:p>
          </table:table-cell>
        </table:table-row>
      </table:table>
      <text:p text:style-name="PreformattedText"/>
      <text:p text:style-name="PreformattedText">Top/bottom 10 states with highest of Death percentage</text:p>
      <text:p text:style-name="PreformattedText"/>
      <text:p text:style-name="PreformattedText"/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P315">Maharashtra</text:p>
          </table:table-cell>
          <table:table-cell table:style-name="TableCell316">
            <text:p text:style-name="P317">32.59%</text:p>
          </table:table-cell>
        </table:table-row>
        <table:table-row table:style-name="TableRow318">
          <table:table-cell table:style-name="TableCell319">
            <text:p text:style-name="P320">Karnataka</text:p>
          </table:table-cell>
          <table:table-cell table:style-name="TableCell321">
            <text:p text:style-name="P322">8.28%</text:p>
          </table:table-cell>
        </table:table-row>
        <table:table-row table:style-name="TableRow323">
          <table:table-cell table:style-name="TableCell324">
            <text:p text:style-name="P325">Tamil Nadu</text:p>
          </table:table-cell>
          <table:table-cell table:style-name="TableCell326">
            <text:p text:style-name="P327">8.06%</text:p>
          </table:table-cell>
        </table:table-row>
        <table:table-row table:style-name="TableRow328">
          <table:table-cell table:style-name="TableCell329">
            <text:p text:style-name="P330">Delhi</text:p>
          </table:table-cell>
          <table:table-cell table:style-name="TableCell331">
            <text:p text:style-name="P332">6.78%</text:p>
          </table:table-cell>
        </table:table-row>
        <table:table-row table:style-name="TableRow333">
          <table:table-cell table:style-name="TableCell334">
            <text:p text:style-name="P335">Uttar Pradesh</text:p>
          </table:table-cell>
          <table:table-cell table:style-name="TableCell336">
            <text:p text:style-name="P337">5.66%</text:p>
          </table:table-cell>
        </table:table-row>
        <table:table-row table:style-name="TableRow338">
          <table:table-cell table:style-name="TableCell339">
            <text:p text:style-name="P340">West Bengal</text:p>
          </table:table-cell>
          <table:table-cell table:style-name="TableCell341">
            <text:p text:style-name="P342">5.30%</text:p>
          </table:table-cell>
        </table:table-row>
        <text:soft-page-break/>
        <table:table-row table:style-name="TableRow343">
          <table:table-cell table:style-name="TableCell344">
            <text:p text:style-name="P345">Andhra Pradesh</text:p>
          </table:table-cell>
          <table:table-cell table:style-name="TableCell346">
            <text:p text:style-name="P347">4.05%</text:p>
          </table:table-cell>
        </table:table-row>
        <table:table-row table:style-name="TableRow348">
          <table:table-cell table:style-name="TableCell349">
            <text:p text:style-name="P350">Punjab</text:p>
          </table:table-cell>
          <table:table-cell table:style-name="TableCell351">
            <text:p text:style-name="P352">3.79%</text:p>
          </table:table-cell>
        </table:table-row>
        <table:table-row table:style-name="TableRow353">
          <table:table-cell table:style-name="TableCell354">
            <text:p text:style-name="P355">Gujarat</text:p>
          </table:table-cell>
          <table:table-cell table:style-name="TableCell356">
            <text:p text:style-name="P357">3.06%</text:p>
          </table:table-cell>
        </table:table-row>
        <table:table-row table:style-name="TableRow358">
          <table:table-cell table:style-name="TableCell359">
            <text:p text:style-name="P360">Chhattisgarh</text:p>
          </table:table-cell>
          <table:table-cell table:style-name="TableCell361">
            <text:p text:style-name="P362">2.79%</text:p>
          </table:table-cell>
        </table:table-row>
      </table:table>
      <text:p text:style-name="PreformattedText"/>
      <text:p text:style-name="PreformattedText"><text:span text:style-name="T363">Bottom 10</text:span><text:s/></text:p>
      <text:p text:style-name="PreformattedText"/>
      <text:p text:style-name="PreformattedText"/>
      <table:table table:style-name="Table364">
        <table:table-columns>
          <table:table-column table:style-name="TableColumn365"/>
        </table:table-columns>
        <table:table-row table:style-name="TableRow366">
          <table:table-cell table:style-name="TableCell367">
            <text:p text:style-name="P368">Nagaland</text:p>
          </table:table-cell>
        </table:table-row>
        <table:table-row table:style-name="TableRow369">
          <table:table-cell table:style-name="TableCell370">
            <text:p text:style-name="P371">Sikkim</text:p>
          </table:table-cell>
        </table:table-row>
        <table:table-row table:style-name="TableRow372">
          <table:table-cell table:style-name="TableCell373">
            <text:p text:style-name="P374">Ladakh</text:p>
          </table:table-cell>
        </table:table-row>
        <table:table-row table:style-name="TableRow375">
          <table:table-cell table:style-name="TableCell376">
            <text:p text:style-name="P377">Andaman and Nicobar Islands</text:p>
          </table:table-cell>
        </table:table-row>
        <table:table-row table:style-name="TableRow378">
          <table:table-cell table:style-name="TableCell379">
            <text:p text:style-name="P380">Arunachal Pradesh</text:p>
          </table:table-cell>
        </table:table-row>
        <table:table-row table:style-name="TableRow381">
          <table:table-cell table:style-name="TableCell382">
            <text:p text:style-name="P383">Mizoram</text:p>
          </table:table-cell>
        </table:table-row>
        <table:table-row table:style-name="TableRow384">
          <table:table-cell table:style-name="TableCell385">
            <text:p text:style-name="P386">Lakshadweep</text:p>
          </table:table-cell>
        </table:table-row>
        <table:table-row table:style-name="TableRow387">
          <table:table-cell table:style-name="TableCell388">
            <text:p text:style-name="P389">Dadra and Nagar Haveli and Daman and Diu</text:p>
          </table:table-cell>
        </table:table-row>
        <table:table-row table:style-name="TableRow390">
          <table:table-cell table:style-name="TableCell391">
            <text:p text:style-name="P392">Dadra and Nagar Haveli</text:p>
          </table:table-cell>
        </table:table-row>
        <table:table-row table:style-name="TableRow393">
          <table:table-cell table:style-name="TableCell394">
            <text:p text:style-name="P395">Cases being reassigned to states</text:p>
          </table:table-cell>
        </table:table-row>
        <table:table-row table:style-name="TableRow396">
          <table:table-cell table:style-name="TableCell397">
            <text:p text:style-name="P398">Daman &amp; Diu</text:p>
          </table:table-cell>
        </table:table-row>
      </table:table>
      <text:p text:style-name="PreformattedText"/>
      <text:p text:style-name="PreformattedText">Top/bottom 10 states with<text:s/>highest number of Total Samples</text:p>
      <text:p text:style-name="PreformattedText"/>
      <table:table table:style-name="Table399">
        <table:table-columns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Uttar Pradesh</text:p>
          </table:table-cell>
          <table:table-cell table:style-name="TableCell405">
            <text:p text:style-name="P406">1</text:p>
          </table:table-cell>
        </table:table-row>
        <table:table-row table:style-name="TableRow407">
          <table:table-cell table:style-name="TableCell408">
            <text:p text:style-name="P409">Bihar</text:p>
          </table:table-cell>
          <table:table-cell table:style-name="TableCell410">
            <text:p text:style-name="P411">2</text:p>
          </table:table-cell>
        </table:table-row>
        <table:table-row table:style-name="TableRow412">
          <table:table-cell table:style-name="TableCell413">
            <text:p text:style-name="P414">Maharashtra</text:p>
          </table:table-cell>
          <table:table-cell table:style-name="TableCell415">
            <text:p text:style-name="P416">3</text:p>
          </table:table-cell>
        </table:table-row>
        <table:table-row table:style-name="TableRow417">
          <table:table-cell table:style-name="TableCell418">
            <text:p text:style-name="P419">Karnataka</text:p>
          </table:table-cell>
          <table:table-cell table:style-name="TableCell420">
            <text:p text:style-name="P421">4</text:p>
          </table:table-cell>
        </table:table-row>
        <table:table-row table:style-name="TableRow422">
          <table:table-cell table:style-name="TableCell423">
            <text:p text:style-name="P424">Tamil Nadu</text:p>
          </table:table-cell>
          <table:table-cell table:style-name="TableCell425">
            <text:p text:style-name="P426">5</text:p>
          </table:table-cell>
        </table:table-row>
        <table:table-row table:style-name="TableRow427">
          <table:table-cell table:style-name="TableCell428">
            <text:p text:style-name="P429">Andhra Pradesh</text:p>
          </table:table-cell>
          <table:table-cell table:style-name="TableCell430">
            <text:p text:style-name="P431">6</text:p>
          </table:table-cell>
        </table:table-row>
        <table:table-row table:style-name="TableRow432">
          <table:table-cell table:style-name="TableCell433">
            <text:p text:style-name="P434">Gujarat</text:p>
          </table:table-cell>
          <table:table-cell table:style-name="TableCell435">
            <text:p text:style-name="P436">7</text:p>
          </table:table-cell>
        </table:table-row>
        <table:table-row table:style-name="TableRow437">
          <table:table-cell table:style-name="TableCell438">
            <text:p text:style-name="P439">Delhi</text:p>
          </table:table-cell>
          <table:table-cell table:style-name="TableCell440">
            <text:p text:style-name="P441">8</text:p>
          </table:table-cell>
        </table:table-row>
        <table:table-row table:style-name="TableRow442">
          <table:table-cell table:style-name="TableCell443">
            <text:p text:style-name="P444">Kerala</text:p>
          </table:table-cell>
          <table:table-cell table:style-name="TableCell445">
            <text:p text:style-name="P446">9</text:p>
          </table:table-cell>
        </table:table-row>
        <table:table-row table:style-name="TableRow447">
          <table:table-cell table:style-name="TableCell448">
            <text:p text:style-name="P449">Telangana</text:p>
          </table:table-cell>
          <table:table-cell table:style-name="TableCell450">
            <text:p text:style-name="P451">10</text:p>
          </table:table-cell>
        </table:table-row>
        <table:table-row table:style-name="TableRow452">
          <table:table-cell table:style-name="TableCell453">
            <text:p text:style-name="P454"/>
            <text:p text:style-name="P455"/>
            <text:p text:style-name="P456"><text:span text:style-name="T457">Bottom 10</text:span></text:p>
            <text:p text:style-name="P458"/>
            <text:p text:style-name="P459"/>
            <table:table table:style-name="Table460">
              <table:table-columns>
                <table:table-column table:style-name="TableColumn461"/>
                <table:table-column table:style-name="TableColumn462"/>
              </table:table-columns>
              <table:table-row table:style-name="TableRow463">
                <table:table-cell table:style-name="TableCell464">
                  <text:p text:style-name="P465">Dadra and Nagar Haveli and Daman and Diu</text:p>
                </table:table-cell>
                <table:table-cell table:style-name="TableCell466">
                  <text:p text:style-name="P467">1</text:p>
                </table:table-cell>
              </table:table-row>
              <table:table-row table:style-name="TableRow468">
                <table:table-cell table:style-name="TableCell469">
                  <text:p text:style-name="P470">Lakshadweep</text:p>
                </table:table-cell>
                <table:table-cell table:style-name="TableCell471">
                  <text:p text:style-name="P472">2</text:p>
                </table:table-cell>
              </table:table-row>
              <table:table-row table:style-name="TableRow473">
                <table:table-cell table:style-name="TableCell474">
                  <text:p text:style-name="P475">Sikkim</text:p>
                </table:table-cell>
                <table:table-cell table:style-name="TableCell476">
                  <text:p text:style-name="P477">3</text:p>
                </table:table-cell>
              </table:table-row>
              <table:table-row table:style-name="TableRow478">
                <table:table-cell table:style-name="TableCell479">
                  <text:p text:style-name="P480">Ladakh</text:p>
                </table:table-cell>
                <table:table-cell table:style-name="TableCell481">
                  <text:p text:style-name="P482">4</text:p>
                </table:table-cell>
              </table:table-row>
              <table:table-row table:style-name="TableRow483">
                <table:table-cell table:style-name="TableCell484">
                  <text:p text:style-name="P485">Nagaland</text:p>
                </table:table-cell>
                <table:table-cell table:style-name="TableCell486">
                  <text:p text:style-name="P487">5</text:p>
                </table:table-cell>
              </table:table-row>
              <table:table-row table:style-name="TableRow488">
                <table:table-cell table:style-name="TableCell489">
                  <text:p text:style-name="P490">Mizoram</text:p>
                </table:table-cell>
                <table:table-cell table:style-name="TableCell491">
                  <text:p text:style-name="P492">6</text:p>
                </table:table-cell>
              </table:table-row>
              <table:table-row table:style-name="TableRow493">
                <table:table-cell table:style-name="TableCell494">
                  <text:p text:style-name="P495">Andaman and Nicobar Islands</text:p>
                </table:table-cell>
                <table:table-cell table:style-name="TableCell496">
                  <text:p text:style-name="P497">7</text:p>
                </table:table-cell>
              </table:table-row>
              <table:table-row table:style-name="TableRow498">
                <table:table-cell table:style-name="TableCell499">
                  <text:p text:style-name="P500">Chandigarh</text:p>
                </table:table-cell>
                <table:table-cell table:style-name="TableCell501">
                  <text:p text:style-name="P502">8</text:p>
                </table:table-cell>
              </table:table-row>
              <table:table-row table:style-name="TableRow503">
                <table:table-cell table:style-name="TableCell504">
                  <text:p text:style-name="P505">Meghalaya</text:p>
                </table:table-cell>
                <table:table-cell table:style-name="TableCell506">
                  <text:p text:style-name="P507">9</text:p>
                </table:table-cell>
              </table:table-row>
              <table:table-row table:style-name="TableRow508">
                <table:table-cell table:style-name="TableCell509">
                  <text:p text:style-name="P510">Arunachal Pradesh</text:p>
                </table:table-cell>
                <table:table-cell table:style-name="TableCell511">
                  <text:p text:style-name="P512">10</text:p>
                </table:table-cell>
              </table:table-row>
            </table:table>
            <text:p text:style-name="P513"/>
          </table:table-cell>
          <table:table-cell table:style-name="TableCell514">
            <text:p text:style-name="P515"/>
          </table:table-cell>
        </table:table-row>
      </table:table>
      <text:p text:style-name="PreformattedText"/>
      <text:soft-page-break/>
      <text:p text:style-name="PreformattedText">Top/bottom <text:s/>10 states with highest number of Negative cases</text:p>
      <text:p text:style-name="PreformattedText"/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>Andhra Pradesh</text:p>
          </table:table-cell>
          <table:table-cell table:style-name="TableCell522">
            <text:p text:style-name="P523">1</text:p>
          </table:table-cell>
        </table:table-row>
        <table:table-row table:style-name="TableRow524">
          <table:table-cell table:style-name="TableCell525">
            <text:p text:style-name="P526">Jharkhand</text:p>
          </table:table-cell>
          <table:table-cell table:style-name="TableCell527">
            <text:p text:style-name="P528">2</text:p>
          </table:table-cell>
        </table:table-row>
        <table:table-row table:style-name="TableRow529">
          <table:table-cell table:style-name="TableCell530">
            <text:p text:style-name="P531">Jammu and Kashmir</text:p>
          </table:table-cell>
          <table:table-cell table:style-name="TableCell532">
            <text:p text:style-name="P533">3</text:p>
          </table:table-cell>
        </table:table-row>
        <table:table-row table:style-name="TableRow534">
          <table:table-cell table:style-name="TableCell535">
            <text:p text:style-name="P536">Madhya Pradesh</text:p>
          </table:table-cell>
          <table:table-cell table:style-name="TableCell537">
            <text:p text:style-name="P538">4</text:p>
          </table:table-cell>
        </table:table-row>
        <table:table-row table:style-name="TableRow539">
          <table:table-cell table:style-name="TableCell540">
            <text:p text:style-name="P541">Uttarakhand</text:p>
          </table:table-cell>
          <table:table-cell table:style-name="TableCell542">
            <text:p text:style-name="P543">5</text:p>
          </table:table-cell>
        </table:table-row>
        <table:table-row table:style-name="TableRow544">
          <table:table-cell table:style-name="TableCell545">
            <text:p text:style-name="P546">Haryana</text:p>
          </table:table-cell>
          <table:table-cell table:style-name="TableCell547">
            <text:p text:style-name="P548">6</text:p>
          </table:table-cell>
        </table:table-row>
        <table:table-row table:style-name="TableRow549">
          <table:table-cell table:style-name="TableCell550">
            <text:p text:style-name="P551">Rajasthan</text:p>
          </table:table-cell>
          <table:table-cell table:style-name="TableCell552">
            <text:p text:style-name="P553">7</text:p>
          </table:table-cell>
        </table:table-row>
        <table:table-row table:style-name="TableRow554">
          <table:table-cell table:style-name="TableCell555">
            <text:p text:style-name="P556">Maharashtra</text:p>
          </table:table-cell>
          <table:table-cell table:style-name="TableCell557">
            <text:p text:style-name="P558">8</text:p>
          </table:table-cell>
        </table:table-row>
        <table:table-row table:style-name="TableRow559">
          <table:table-cell table:style-name="TableCell560">
            <text:p text:style-name="P561">Himachal Pradesh</text:p>
          </table:table-cell>
          <table:table-cell table:style-name="TableCell562">
            <text:p text:style-name="P563">9</text:p>
          </table:table-cell>
        </table:table-row>
        <table:table-row table:style-name="TableRow564">
          <table:table-cell table:style-name="TableCell565">
            <text:p text:style-name="P566">Tripura</text:p>
          </table:table-cell>
          <table:table-cell table:style-name="TableCell567">
            <text:p text:style-name="P568">10</text:p>
          </table:table-cell>
        </table:table-row>
        <table:table-row table:style-name="TableRow569">
          <table:table-cell table:style-name="TableCell570">
            <text:p text:style-name="P571"/>
            <text:p text:style-name="P572"/>
          </table:table-cell>
          <table:table-cell table:style-name="TableCell573">
            <text:p text:style-name="P574"/>
          </table:table-cell>
        </table:table-row>
      </table:table>
      <text:p text:style-name="PreformattedText"><text:span text:style-name="T575">Botom 10</text:span></text:p>
      <text:p text:style-name="PreformattedText"/>
      <table:table table:style-name="Table576">
        <table:table-columns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P581">Mizoram</text:p>
          </table:table-cell>
          <table:table-cell table:style-name="TableCell582">
            <text:p text:style-name="P583">1</text:p>
          </table:table-cell>
        </table:table-row>
        <table:table-row table:style-name="TableRow584">
          <table:table-cell table:style-name="TableCell585">
            <text:p text:style-name="P586">West Bengal</text:p>
          </table:table-cell>
          <table:table-cell table:style-name="TableCell587">
            <text:p text:style-name="P588">2</text:p>
          </table:table-cell>
        </table:table-row>
        <table:table-row table:style-name="TableRow589">
          <table:table-cell table:style-name="TableCell590">
            <text:p text:style-name="P591">Andaman and Nicobar Islands</text:p>
          </table:table-cell>
          <table:table-cell table:style-name="TableCell592">
            <text:p text:style-name="P593">3</text:p>
          </table:table-cell>
        </table:table-row>
        <table:table-row table:style-name="TableRow594">
          <table:table-cell table:style-name="TableCell595">
            <text:p text:style-name="P596">Bihar</text:p>
          </table:table-cell>
          <table:table-cell table:style-name="TableCell597">
            <text:p text:style-name="P598">4</text:p>
          </table:table-cell>
        </table:table-row>
        <table:table-row table:style-name="TableRow599">
          <table:table-cell table:style-name="TableCell600">
            <text:p text:style-name="P601">Odisha</text:p>
          </table:table-cell>
          <table:table-cell table:style-name="TableCell602">
            <text:p text:style-name="P603">5</text:p>
          </table:table-cell>
        </table:table-row>
        <table:table-row table:style-name="TableRow604">
          <table:table-cell table:style-name="TableCell605">
            <text:p text:style-name="P606">Nagaland</text:p>
          </table:table-cell>
          <table:table-cell table:style-name="TableCell607">
            <text:p text:style-name="P608">6</text:p>
          </table:table-cell>
        </table:table-row>
        <table:table-row table:style-name="TableRow609">
          <table:table-cell table:style-name="TableCell610">
            <text:p text:style-name="P611">Goa</text:p>
          </table:table-cell>
          <table:table-cell table:style-name="TableCell612">
            <text:p text:style-name="P613">7</text:p>
          </table:table-cell>
        </table:table-row>
        <table:table-row table:style-name="TableRow614">
          <table:table-cell table:style-name="TableCell615">
            <text:p text:style-name="P616">Sikkim</text:p>
          </table:table-cell>
          <table:table-cell table:style-name="TableCell617">
            <text:p text:style-name="P618">8</text:p>
          </table:table-cell>
        </table:table-row>
        <table:table-row table:style-name="TableRow619">
          <table:table-cell table:style-name="TableCell620">
            <text:p text:style-name="P621">Delhi</text:p>
          </table:table-cell>
          <table:table-cell table:style-name="TableCell622">
            <text:p text:style-name="P623">9</text:p>
          </table:table-cell>
        </table:table-row>
        <table:table-row table:style-name="TableRow624">
          <table:table-cell table:style-name="TableCell625">
            <text:p text:style-name="P626">Punjab</text:p>
          </table:table-cell>
          <table:table-cell table:style-name="TableCell627">
            <text:p text:style-name="P628">10</text:p>
          </table:table-cell>
        </table:table-row>
      </table:table>
      <text:p text:style-name="PreformattedText"/>
      <text:p text:style-name="PreformattedText">Top/bottom 10 states with highest number of Positive cases</text:p>
      <text:p text:style-name="PreformattedText"/>
      <table:table table:style-name="Table629">
        <table:table-columns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p text:style-name="P634">Maharashtra</text:p>
          </table:table-cell>
          <table:table-cell table:style-name="TableCell635">
            <text:p text:style-name="P636">1</text:p>
          </table:table-cell>
        </table:table-row>
        <table:table-row table:style-name="TableRow637">
          <table:table-cell table:style-name="TableCell638">
            <text:p text:style-name="P639">Kerala</text:p>
          </table:table-cell>
          <table:table-cell table:style-name="TableCell640">
            <text:p text:style-name="P641">2</text:p>
          </table:table-cell>
        </table:table-row>
        <table:table-row table:style-name="TableRow642">
          <table:table-cell table:style-name="TableCell643">
            <text:p text:style-name="P644">Jharkhand</text:p>
          </table:table-cell>
          <table:table-cell table:style-name="TableCell645">
            <text:p text:style-name="P646">3</text:p>
          </table:table-cell>
        </table:table-row>
        <table:table-row table:style-name="TableRow647">
          <table:table-cell table:style-name="TableCell648">
            <text:p text:style-name="P649">Tamil Nadu</text:p>
          </table:table-cell>
          <table:table-cell table:style-name="TableCell650">
            <text:p text:style-name="P651">4</text:p>
          </table:table-cell>
        </table:table-row>
        <table:table-row table:style-name="TableRow652">
          <table:table-cell table:style-name="TableCell653">
            <text:p text:style-name="P654">Tripura</text:p>
          </table:table-cell>
          <table:table-cell table:style-name="TableCell655">
            <text:p text:style-name="P656">5</text:p>
          </table:table-cell>
        </table:table-row>
        <table:table-row table:style-name="TableRow657">
          <table:table-cell table:style-name="TableCell658">
            <text:p text:style-name="P659">Gujarat</text:p>
          </table:table-cell>
          <table:table-cell table:style-name="TableCell660">
            <text:p text:style-name="P661">6</text:p>
          </table:table-cell>
        </table:table-row>
        <table:table-row table:style-name="TableRow662">
          <table:table-cell table:style-name="TableCell663">
            <text:p text:style-name="P664">Delhi</text:p>
          </table:table-cell>
          <table:table-cell table:style-name="TableCell665">
            <text:p text:style-name="P666">7</text:p>
          </table:table-cell>
        </table:table-row>
        <table:table-row table:style-name="TableRow667">
          <table:table-cell table:style-name="TableCell668">
            <text:p text:style-name="P669">Puducherry</text:p>
          </table:table-cell>
          <table:table-cell table:style-name="TableCell670">
            <text:p text:style-name="P671">8</text:p>
          </table:table-cell>
        </table:table-row>
        <table:table-row table:style-name="TableRow672">
          <table:table-cell table:style-name="TableCell673">
            <text:p text:style-name="P674">Karnataka</text:p>
          </table:table-cell>
          <table:table-cell table:style-name="TableCell675">
            <text:p text:style-name="P676">9</text:p>
          </table:table-cell>
        </table:table-row>
        <table:table-row table:style-name="TableRow677">
          <table:table-cell table:style-name="TableCell678">
            <text:p text:style-name="P679">Andhra Pradesh</text:p>
          </table:table-cell>
          <table:table-cell table:style-name="TableCell680">
            <text:p text:style-name="P681">10</text:p>
          </table:table-cell>
        </table:table-row>
      </table:table>
      <text:p text:style-name="PreformattedText"/>
      <text:p text:style-name="PreformattedText"><text:span text:style-name="T682">Bottom 10</text:span><text:s/></text:p>
      <text:p text:style-name="PreformattedText"/>
      <table:table table:style-name="Table683">
        <table:table-columns>
          <table:table-column table:style-name="TableColumn684"/>
          <table:table-column table:style-name="TableColumn685"/>
        </table:table-columns>
        <table:table-row table:style-name="TableRow686">
          <table:table-cell table:style-name="TableCell687">
            <text:p text:style-name="P688">1</text:p>
          </table:table-cell>
          <table:table-cell table:style-name="TableCell689">
            <text:p text:style-name="P690">Sikkim</text:p>
          </table:table-cell>
        </table:table-row>
        <table:table-row table:style-name="TableRow691">
          <table:table-cell table:style-name="TableCell692">
            <text:p text:style-name="P693">2</text:p>
          </table:table-cell>
          <table:table-cell table:style-name="TableCell694">
            <text:p text:style-name="P695">Mizoram</text:p>
          </table:table-cell>
        </table:table-row>
        <table:table-row table:style-name="TableRow696">
          <table:table-cell table:style-name="TableCell697">
            <text:p text:style-name="P698">3</text:p>
          </table:table-cell>
          <table:table-cell table:style-name="TableCell699">
            <text:p text:style-name="P700">Meghalaya</text:p>
          </table:table-cell>
        </table:table-row>
        <table:table-row table:style-name="TableRow701">
          <table:table-cell table:style-name="TableCell702">
            <text:p text:style-name="P703">4</text:p>
          </table:table-cell>
          <table:table-cell table:style-name="TableCell704">
            <text:p text:style-name="P705">Arunachal Pradesh</text:p>
          </table:table-cell>
        </table:table-row>
        <table:table-row table:style-name="TableRow706">
          <table:table-cell table:style-name="TableCell707">
            <text:p text:style-name="P708">5</text:p>
          </table:table-cell>
          <table:table-cell table:style-name="TableCell709">
            <text:p text:style-name="P710">Chandigarh</text:p>
          </table:table-cell>
        </table:table-row>
        <table:table-row table:style-name="TableRow711">
          <table:table-cell table:style-name="TableCell712">
            <text:p text:style-name="P713">6</text:p>
          </table:table-cell>
          <table:table-cell table:style-name="TableCell714">
            <text:p text:style-name="P715">Ladakh</text:p>
          </table:table-cell>
        </table:table-row>
        <table:table-row table:style-name="TableRow716">
          <table:table-cell table:style-name="TableCell717">
            <text:p text:style-name="P718">7</text:p>
          </table:table-cell>
          <table:table-cell table:style-name="TableCell719">
            <text:p text:style-name="P720">Nagaland</text:p>
          </table:table-cell>
        </table:table-row>
        <table:table-row table:style-name="TableRow721">
          <table:table-cell table:style-name="TableCell722">
            <text:p text:style-name="P723">8</text:p>
          </table:table-cell>
          <table:table-cell table:style-name="TableCell724">
            <text:p text:style-name="P725">Manipur</text:p>
          </table:table-cell>
        </table:table-row>
        <text:soft-page-break/>
        <table:table-row table:style-name="TableRow726">
          <table:table-cell table:style-name="TableCell727">
            <text:p text:style-name="P728">9</text:p>
          </table:table-cell>
          <table:table-cell table:style-name="TableCell729">
            <text:p text:style-name="P730">Himachal Pradesh</text:p>
          </table:table-cell>
        </table:table-row>
        <table:table-row table:style-name="TableRow731">
          <table:table-cell table:style-name="TableCell732">
            <text:p text:style-name="P733">10</text:p>
          </table:table-cell>
          <table:table-cell table:style-name="TableCell734">
            <text:p text:style-name="P735">Dadra and Nagar Haveli and Daman and Diu</text:p>
          </table:table-cell>
        </table:table-row>
      </table:table>
      <text:p text:style-name="PreformattedText"/>
      <text:p text:style-name="PreformattedText">Male and Female Vaccinated ratio for Covid19</text:p>
      <text:p text:style-name="PreformattedText"/>
      <text:p text:style-name="PreformattedText"><text:span text:style-name="T736">Male 53% female 47%</text:span></text:p>
      <text:p text:style-name="PreformattedText">Covaxin and Covishield Vaccination</text:p>
      <text:p text:style-name="PreformattedText"/>
      <text:p text:style-name="PreformattedText"><text:span text:style-name="T737">Covaxin 11 % Covishield 89%</text:span></text:p>
      <text:p text:style-name="PreformattedText"/>
      <text:p text:style-name="PreformattedText">Doses administered vs People Vaccinated</text:p>
      <text:p text:style-name="PreformattedText"/>
      <text:p text:style-name="PreformattedText">55 % adminstred and 45 % vaccinated</text:p>
      <text:p text:style-name="P738"/>
      <text:p text:style-name="P739"/>
      <text:p text:style-name="P740">Perform a hypothesis test on whether lockdown has been useful in containing spread.</text:p>
      <text:p text:style-name="P741"/>
      <text:p text:style-name="P7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ku Srinivasarao</meta:initial-creator>
    <dc:creator>Manku Srinivasarao</dc:creator>
    <meta:creation-date>2021-11-28T17:50:00Z</meta:creation-date>
    <dc:date>2021-11-28T18:03:00Z</dc:date>
    <meta:template xlink:href="Normal" xlink:type="simple"/>
    <meta:editing-cycles>5</meta:editing-cycles>
    <meta:editing-duration>PT720S</meta:editing-duration>
    <meta:document-statistic meta:page-count="5" meta:paragraph-count="6" meta:word-count="485" meta:character-count="3244" meta:row-count="23" meta:non-whitespace-character-count="2765"/>
  </office:meta>
</office:document-meta>
</file>